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irwi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3"/>
        <table:table-column table:style-name="co1" table:number-columns-repeated="1011" table:default-cell-style-name="Default"/>
        <table:table-row table:style-name="ro1">
          <table:table-cell table:style-name="ce4" office:value-type="string" calcext:value-type="string">
            <text:p>,TC</text:p>
          </table:table-cell>
          <table:table-cell table:style-name="ce4" office:value-type="string" calcext:value-type="string">
            <text:p>firstName</text:p>
          </table:table-cell>
          <table:table-cell table:style-name="ce4" office:value-type="string" calcext:value-type="string">
            <text:p>lastName</text:p>
          </table:table-cell>
          <table:table-cell table:style-name="ce4" office:value-type="string" calcext:value-type="string">
            <text:p>dateOfBirth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streetAddress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zipCod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occupation</text:p>
          </table:table-cell>
          <table:table-cell table:style-name="ce4" office:value-type="string" calcext:value-type="string">
            <text:p>hobbi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picture</text:p>
          </table:table-cell>
          <table:table-cell table:style-name="ce1" office:value-type="string" calcext:value-type="string">
            <text:p>redirect,</text:p>
          </table:table-cell>
          <table:table-cell table:number-columns-repeated="3"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,1</text:p>
          </table:table-cell>
          <table:table-cell table:number-columns-repeated="2" table:style-name="ce2" office:value-type="string" calcext:value-type="string">
            <text:p>Joao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true,</text:p>
          </table:table-cell>
          <table:table-cell table:number-columns-repeated="3"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,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6</text:p>
          </table:table-cell>
          <table:table-cell table:number-columns-repeated="2" table:style-name="ce2" office:value-type="string" calcext:value-type="string">
            <text:p>Mi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8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ddMMaaa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0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2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4</text:p>
          </table:table-cell>
          <table:table-cell table:number-columns-repeated="2" table:style-name="ce2" office:value-type="string" calcext:value-type="string">
            <text:p>Mi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6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7</text:p>
          </table:table-cell>
          <table:table-cell table:number-columns-repeated="2" table:style-name="ce2" office:value-type="string" calcext:value-type="string">
            <text:p>João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8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29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0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1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2</text:p>
          </table:table-cell>
          <table:table-cell table:style-name="ce2" office:value-type="string" calcext:value-type="string">
            <text:p>João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3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4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5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6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7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8</text:p>
          </table:table-cell>
          <table:table-cell table:number-columns-repeated="2" table:style-name="ce2" office:value-type="string" calcext:value-type="string">
            <text:p>Joao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39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0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1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2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3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4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5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6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7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8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49</text:p>
          </table:table-cell>
          <table:table-cell table:number-columns-repeated="2"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0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1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71 anos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2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3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4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5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6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7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8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5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Joa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0</text:p>
          </table:table-cell>
          <table:table-cell table:number-columns-repeated="2" table:style-name="ce2" office:value-type="string" calcext:value-type="string">
            <text:p>Joao@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1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2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3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4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17 anos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5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6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7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8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69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0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float" office:value="12345" calcext:value-type="float">
            <text:p>12345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1</text:p>
          </table:table-cell>
          <table:table-cell table:number-columns-repeated="2"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2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3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4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5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6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7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8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79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0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1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2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5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8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1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2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3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7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9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1</text:p>
          </table:table-cell>
          <table:table-cell table:number-columns-repeated="2"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2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.8" calcext:value-type="float">
            <text:p>1234567.8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@!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4</text:p>
          </table:table-cell>
          <table:table-cell table:number-columns-repeated="2" table:style-name="ce2" office:value-type="string" calcext:value-type="string">
            <text:p>Mi</text:p>
          </table:table-cell>
          <table:table-cell table:style-name="ce2" office:value-type="string" calcext:value-type="string">
            <text:p>71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https://www.google.com.br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ão</text:p>
          </table:table-cell>
          <table:table-cell table:style-name="ce2" office:value-type="string" calcext:value-type="string">
            <text:p>70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" calcext:value-type="float">
            <text:p>12345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6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20 ano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abcd@!</text:p>
          </table:table-cell>
          <table:table-cell table:style-name="Default" office:value-type="string" calcext:value-type="string">
            <text:p>.jpg 100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18 ano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as seleções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8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oao@</text:p>
          </table:table-cell>
          <table:table-cell table:style-name="ce2" office:value-type="string" calcext:value-type="string">
            <text:p>17 ano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</text:p>
          </table:table-cell>
          <table:table-cell table:style-name="Default" office:value-type="string" calcext:value-type="string">
            <text:p>.pdf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0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google.com</text:p>
          </table:table-cell>
          <table:table-cell table:style-name="Default" office:value-type="string" calcext:value-type="string">
            <text:p>.csv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10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www.google.com</text:p>
          </table:table-cell>
          <table:table-cell table:style-name="Default" office:value-type="string" calcext:value-type="string">
            <text:p>.mp4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 table:style-name="ce1" office:value-type="string" calcext:value-type="string">
            <text:p>,11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seleção</text:p>
          </table:table-cell>
          <table:table-cell table:style-name="ce2" office:value-type="string" calcext:value-type="string">
            <text:p>null</text:p>
          </table:table-cell>
          <table:table-cell table:style-name="Default" office:value-type="string" calcext:value-type="string">
            <text:p>.jpg 5 MB</text:p>
          </table:table-cell>
          <table:table-cell table:style-name="ce1" office:value-type="string" calcext:value-type="string">
            <text:p>false,</text:p>
          </table:table-cell>
          <table:table-cell table:number-columns-repeated="3"/>
          <table:table-cell table:style-name="ce2"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irwise.A1:Pairwise.N11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08:20:10.155475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irwise Online Tool</meta:initial-creator>
    <meta:creation-date>2022-12-12T13:14:08</meta:creation-date>
    <dc:date>2022-12-14T08:23:31.468982150</dc:date>
    <dc:title>Generated Pairwise</dc:title>
    <dc:description>Generated Pairwise by https://pairwise.teremokgames.com</dc:description>
    <dc:subject>Generated Pairwise</dc:subject>
    <meta:keyword>Pairwise</meta:keyword>
    <meta:keyword>Online</meta:keyword>
    <meta:keyword>Tool</meta:keyword>
    <meta:generator>LibreOffice/7.2.6.2$Linux_X86_64 LibreOffice_project/20$Build-2</meta:generator>
    <meta:editing-duration>PT4H18M56S</meta:editing-duration>
    <meta:editing-cycles>3</meta:editing-cycles>
    <meta:document-statistic meta:table-count="1" meta:cell-count="1568" meta:object-count="0"/>
    <meta:user-defined meta:name="AppVersion">12.0000</meta:user-defined>
    <meta:user-defined meta:name="Company">Microsoft Corporation</meta:user-defined>
    <meta:user-defined meta:name="OOXMLCorePropertyCategory">Pairwise Online Tool</meta:user-defined>
  </office:meta>
</office:document-meta>
</file>